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90a6e" officeooo:paragraph-rsid="00190a6e"/>
    </style:style>
    <style:style style:name="P2" style:family="paragraph" style:parent-style-name="Standard">
      <style:paragraph-properties fo:text-align="start" style:justify-single-word="false"/>
      <style:text-properties officeooo:rsid="00190a6e" officeooo:paragraph-rsid="00190a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Python compte-rendu</text:p>
      <text:p text:style-name="P1"/>
      <text:p text:style-name="P1"/>
      <text:p text:style-name="P1"/>
      <text:p text:style-name="P2">Nous vous joignons un court compte-rendu expliquant la démarche pour créer notre pendu.</text:p>
      <text:p text:style-name="P2"/>
      <text:p text:style-name="P2"><text:tab/>Nous avions au départ l’intention de créer un démineur, et nous avons alors essayer de le créer durant les deux premières semaines du projet. Nous avions beaucoup de mal, et passions des après-midi entier à nous concentrer sur le code pour au final ne pas y arriver. Après ces deux semaines, nous vous avons envoyé un mail afin d’obtenir votre aide, et nous nous sommes alors rendu compte via votre réponse que nous nous y prenions maladroitement.</text:p>
      <text:p text:style-name="P2"><text:tab/>Nous avons donc laissé de côté notre démineur et avons réfléchi à d’autres programmes que nous pouvions réaliser. Nous avons après de nombreuses recherche fini par décider de créer un pendu, en le faisant d’une bonne manière cette fois.</text:p>
      <text:p text:style-name="P2">Nous avons alors commencé par créer un pendu qui marchait dans notre terminal, au lieu de nous lancer bêtement dans tkinter dès le départ. Après un bon travail de codage, et de documentation sur le net, nous avons réalisé un pendu qui fonctionnait dans le terminal (le programme vous est joint dans notre fichier.) </text:p>
      <text:p text:style-name="P2">Il fallait après ça réalisé le pendu sur tkinter. Nous avons d’abord créé une interface d’accueil qui choisit la version de jeu (1 ou 2 joueurs), puis nous sommes penché sur les fonctions de jeu. Nous avons d’abord passé du temps sur le mode un joueur, en créant un dictionnaire de mot dans lequel le programme piochait son mot. Après près de 15 jours à créer ce mode, nous avons modifié ce code pour l’adapter au mode 2 joueurs, en faisant deviner cette fois le mot choisit par l’un des joueurs.</text:p>
      <text:p text:style-name="P2">Après le plus « gros » du travail, nous avons créé nos fenêtres de victoire et de défaite, après avoir passé beaucoup de temps sur le compteur de fautes.</text:p>
      <text:p text:style-name="P2">Enfin, nous avons terminé par essayer d’implanter la photo notre pendu dans le jeu, ce que nous avons réussi 2 jours avant le rend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6T16:24:46.614000000</meta:creation-date>
    <dc:date>2020-12-06T16:38:02.388000000</dc:date>
    <meta:editing-duration>PT4S</meta:editing-duration>
    <meta:editing-cycles>1</meta:editing-cycles>
    <meta:document-statistic meta:table-count="0" meta:image-count="0" meta:object-count="0" meta:page-count="1" meta:paragraph-count="8" meta:word-count="330" meta:character-count="1894" meta:non-whitespace-character-count="1569"/>
    <meta:generator>LibreOffice/7.0.3.1$Windows_X86_64 LibreOffice_project/d7547858d014d4cf69878db179d326fc3483e082</meta:generator>
  </office:meta>
</office:document-meta>
</file>